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oup Project – Sprint 0 – Team 5</text:p>
          </draw:text-box>
        </draw:frame>
        <draw:frame presentation:style-name="pr2" draw:layer="layout" svg:width="24.639cm" svg:height="12.178cm" svg:x="1.4cm" svg:y="4.914cm" presentation:class="subtitle">
          <draw:text-box>
            <text:p><text:s/>Ronan Monahan<text:line-break/>Ger Hennessy<text:line-break/>Fergal Byrne<text:line-break/>Ian Murray<text:line-break/>Muireann Walsh<text:line-break/>Paula Suciu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 of M.O. to dat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The team held 8 daily standups</text:p>
                <text:list>
                  <text:list-item>
                    <text:p>The first 3 dealt with planning</text:p>
                    <text:list>
                      <text:list-item>
                        <text:p>-Overall approach - Assumption formation -Database design</text:p>
                      </text:list-item>
                    </text:list>
                  </text:list-item>
                  <text:list-item>
                    <text:p>The next 3 with coding</text:p>
                    <text:list>
                      <text:list-item>
                        <text:list>
                          <text:list-item>
                            <text:p><text:span text:style-name="T1">Muireann/Paula</text:span> xls -&gt;(Java) -&gt; mySQL DB </text:p>
                          </text:list-item>
                          <text:list-item>
                            <text:p><text:span text:style-name="T1">Ronan</text:span> input validation (Java)</text:p>
                          </text:list-item>
                          <text:list-item>
                            <text:p><text:span text:style-name="T1">Ian/Fergal </text:span>Web Technologies (HTML JS)</text:p>
                          </text:list-item>
                          <text:list-item>
                            <text:p><text:span text:style-name="T1">Ger </text:span><text:span text:style-name="T2">Code Review</text:span><text:span text:style-name="T1"> </text:span>(meta)/Documentation </text:p>
                          </text:list-item>
                        </text:list>
                      </text:list-item>
                    </text:list>
                  </text:list-item>
                  <text:list-item>
                    <text:p>The final 2 with deployment/code submission/demo</text:p>
                    <text:list>
                      <text:list-item>
                        <text:p>-Integration -Testing -Submission of Sprint 0 code/docs <text:line-break/>-Demo Runthroug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9T12:13:13</meta:creation-date>
    <meta:generator>LibreOffice/3.5$Linux_x86 LibreOffice_project/350m1$Build-2</meta:generator>
    <dc:date>2014-02-19T12:42:14</dc:date>
    <meta:editing-duration>PT20M36S</meta:editing-duration>
    <meta:editing-cycles>2</meta:editing-cycles>
    <meta:document-statistic meta:object-count="29"/>
  </office:meta>
</office:document-meta>
</file>